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C000001F4B781909ED7C409BB.png" manifest:media-type="image/png"/>
  <manifest:file-entry manifest:full-path="Pictures/10000201000002BC000001F4F3AFA4D7D7F0AE1D.png" manifest:media-type="image/png"/>
  <manifest:file-entry manifest:full-path="Pictures/10000201000002BC000001F4A6B8EB1112167FD0.png" manifest:media-type="image/png"/>
  <manifest:file-entry manifest:full-path="Pictures/10000201000002BC000001F45C0FF2B0CCD85668.png" manifest:media-type="image/png"/>
  <manifest:file-entry manifest:full-path="Pictures/10000201000002BC000001F4C03B99CA74A7C771.png" manifest:media-type="image/png"/>
  <manifest:file-entry manifest:full-path="Pictures/10000201000002BC000001F4E2B3816185AF36A1.png" manifest:media-type="image/png"/>
  <manifest:file-entry manifest:full-path="Pictures/10000201000002BC000001F4A2FC33D5B1F96319.png" manifest:media-type="image/png"/>
  <manifest:file-entry manifest:full-path="Pictures/10000201000002BC000001F411E7A2335CD0CEBF.png" manifest:media-type="image/png"/>
  <manifest:file-entry manifest:full-path="Pictures/10000201000002BC000001F4F5719F77C576F79F.png" manifest:media-type="image/png"/>
  <manifest:file-entry manifest:full-path="Pictures/10000201000002BC000001F4FFE2FAC34C6AE5E3.png" manifest:media-type="image/png"/>
  <manifest:file-entry manifest:full-path="Pictures/10000201000002BC000001F4DF2642115F5FAAC9.png" manifest:media-type="image/png"/>
  <manifest:file-entry manifest:full-path="Pictures/10000201000002BC000001F4AC04E47B92E293E4.png" manifest:media-type="image/png"/>
  <manifest:file-entry manifest:full-path="Pictures/10000201000002BC000001F4C09B59C143771D86.png" manifest:media-type="image/png"/>
  <manifest:file-entry manifest:full-path="Pictures/10000201000002BC000001F41FB55F5CB85AB63A.png" manifest:media-type="image/png"/>
  <manifest:file-entry manifest:full-path="Pictures/10000201000002BC000001F4A355CB6E0E040FA4.png" manifest:media-type="image/png"/>
  <manifest:file-entry manifest:full-path="Pictures/10000201000002BC000001F494DA4FF2C831472C.png" manifest:media-type="image/png"/>
  <manifest:file-entry manifest:full-path="Pictures/10000201000002BC000001F4794B7ECBAF1383FD.png" manifest:media-type="image/png"/>
  <manifest:file-entry manifest:full-path="Pictures/TablePreview1.svm" manifest:media-type=""/>
  <manifest:file-entry manifest:full-path="Pictures/10000201000002BC000001F46FF4BE1CC6E94691.png" manifest:media-type="image/png"/>
  <manifest:file-entry manifest:full-path="Pictures/10000201000002BC000001F43931BC0E5E270E1A.png" manifest:media-type="image/png"/>
  <manifest:file-entry manifest:full-path="Pictures/10000201000002BC000001F41D3D7F4AE762C07C.png" manifest:media-type="image/png"/>
  <manifest:file-entry manifest:full-path="Pictures/10000201000002BC000001F489FEC91512928A71.png" manifest:media-type="image/png"/>
  <manifest:file-entry manifest:full-path="Pictures/10000201000002BC000001F4F92C1EF853F17FA2.png" manifest:media-type="image/png"/>
  <manifest:file-entry manifest:full-path="Pictures/10000201000002BC000001F47515214853106397.png" manifest:media-type="image/png"/>
  <manifest:file-entry manifest:full-path="Pictures/10000201000002BC000001F4B4454EE51623EF9D.png" manifest:media-type="image/png"/>
  <manifest:file-entry manifest:full-path="Pictures/10000201000002BC000001F4026420A5ECF90939.png" manifest:media-type="image/png"/>
  <manifest:file-entry manifest:full-path="Pictures/10000201000002BC000001F42D7D4C71F63B4EEF.png" manifest:media-type="image/png"/>
  <manifest:file-entry manifest:full-path="Pictures/10000201000002BC000001F4B6ECD8A8376A91B7.png" manifest:media-type="image/png"/>
  <manifest:file-entry manifest:full-path="Pictures/10000201000002BC000001F4774C15DE5E081AEC.png" manifest:media-type="image/png"/>
  <manifest:file-entry manifest:full-path="Pictures/10000201000002BC000001F4669DC049D0F13488.png" manifest:media-type="image/png"/>
  <manifest:file-entry manifest:full-path="Pictures/10000201000002BC000001F4059CB5EF872FD5D0.png" manifest:media-type="image/png"/>
  <manifest:file-entry manifest:full-path="Pictures/10000201000002BC000001F41B216A8A06B0F64A.png" manifest:media-type="image/png"/>
  <manifest:file-entry manifest:full-path="Pictures/10000201000002BC000001F4D1ED9052C0133EEF.png" manifest:media-type="image/png"/>
  <manifest:file-entry manifest:full-path="Pictures/10000201000006400000038441DA1911D3CB63A0.png" manifest:media-type="image/png"/>
  <manifest:file-entry manifest:full-path="Pictures/10000201000002BC000001F4DE4FA58D39C0E58B.png" manifest:media-type="image/png"/>
  <manifest:file-entry manifest:full-path="Pictures/10000201000002BC000001F43AF57DAC728F94E2.png" manifest:media-type="image/png"/>
  <manifest:file-entry manifest:full-path="Pictures/10000201000002BC000001F4EDC91429EE43B110.png" manifest:media-type="image/png"/>
  <manifest:file-entry manifest:full-path="Pictures/10000201000002BC000001F4B5855E41DB390FB7.png" manifest:media-type="image/png"/>
  <manifest:file-entry manifest:full-path="Pictures/10000201000002BC000001F453DDB1C7212745CB.png" manifest:media-type="image/png"/>
  <manifest:file-entry manifest:full-path="Pictures/10000201000002BC000001F4B36DD40B0A1AE8D7.png" manifest:media-type="image/png"/>
  <manifest:file-entry manifest:full-path="Pictures/10000201000002BC000001F46C0C19476F3A52C7.png" manifest:media-type="image/png"/>
  <manifest:file-entry manifest:full-path="Pictures/10000201000002BC000001F480AD4203975E522A.png" manifest:media-type="image/png"/>
  <manifest:file-entry manifest:full-path="Pictures/10000201000002BC000001F430183FE42F428A53.png" manifest:media-type="image/png"/>
  <manifest:file-entry manifest:full-path="Pictures/10000201000002BC000001F4668EA85DF58A282E.png" manifest:media-type="image/png"/>
  <manifest:file-entry manifest:full-path="Pictures/10000201000002BC000001F48D23D3519E54D8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14cm, 5.072cm, 2.929cm, 3.42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3.275cm" style:use-optimal-column-width="false"/>
    </style:style>
    <style:style style:name="co2" style:family="table-column">
      <style:table-column-properties style:column-width="15.902cm" style:use-optimal-column-width="false"/>
    </style:style>
    <style:style style:name="ro1" style:family="table-row">
      <style:table-row-properties style:row-height="1.632cm"/>
    </style:style>
    <style:style style:name="ro2" style:family="table-row">
      <style:table-row-properties style:row-height="1.637cm"/>
    </style:style>
    <style:style style:name="ro3" style:family="table-row">
      <style:table-row-properties style:row-height="1.633cm"/>
    </style:style>
    <style:style style:name="ce1" style:family="table-cell">
      <loext:graphic-properties draw:textarea-vertical-align="middle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176cm" svg:height="14.698cm" svg:x="1.254cm" svg:y="12.2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luster id</text:span></text:p>
              </table:table-cell>
              <table:table-cell>
                <text:p text:style-name="P1"><text:span text:style-name="T1">Examples</text:span>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/>
            </table:table-row>
            <table:table-row table:style-name="ro1" table:default-cell-style-name="gray1">
              <table:table-cell>
                <text:p>2</text:p>
              </table:table-cell>
              <table:table-cell/>
            </table:table-row>
            <table:table-row table:style-name="ro1" table:default-cell-style-name="gray2">
              <table:table-cell>
                <text:p>3</text:p>
              </table:table-cell>
              <table:table-cell/>
            </table:table-row>
            <table:table-row table:style-name="ro1" table:default-cell-style-name="gray1">
              <table:table-cell>
                <text:p>4</text:p>
              </table:table-cell>
              <table:table-cell/>
            </table:table-row>
            <table:table-row table:style-name="ro1" table:default-cell-style-name="gray2">
              <table:table-cell>
                <text:p>5</text:p>
              </table:table-cell>
              <table:table-cell/>
            </table:table-row>
            <table:table-row table:style-name="ro2" table:default-cell-style-name="gray1">
              <table:table-cell>
                <text:p>6</text:p>
              </table:table-cell>
              <table:table-cell/>
            </table:table-row>
            <table:table-row table:style-name="ro2" table:default-cell-style-name="gray2">
              <table:table-cell>
                <text:p>7</text:p>
              </table:table-cell>
              <table:table-cell/>
            </table:table-row>
            <table:table-row table:style-name="ro3" table:default-cell-style-name="gray1">
              <table:table-cell>
                <text:p>8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0.001cm" svg:height="0.001cm" svg:x="-9.027cm" svg:y="8.24cm">
          <draw:image xlink:href="Pictures/10000201000002BC000001F4A355CB6E0E040FA4.png" xlink:type="simple" xlink:show="embed" xlink:actuate="onLoad">
            <text:p/>
          </draw:image>
        </draw:frame>
        <draw:frame draw:style-name="gr2" draw:text-style-name="P3" draw:layer="layout" svg:width="19.36cm" svg:height="10.791cm" draw:transform="skewX (-0.000872664625997165) rotate (-0.000872664625997355) translate (1.071cm 1.127cm)">
          <draw:image xlink:href="Pictures/10000201000006400000038441DA1911D3CB63A0.png" xlink:type="simple" xlink:show="embed" xlink:actuate="onLoad">
            <text:p/>
          </draw:image>
        </draw:frame>
        <draw:frame draw:style-name="gr3" draw:text-style-name="P4" draw:layer="layout" svg:width="0.697cm" svg:height="0.645cm" svg:x="18.394cm" svg:y="11.671cm">
          <draw:text-box>
            <text:p><text:span text:style-name="T2">8</text:span></text:p>
          </draw:text-box>
        </draw:frame>
        <draw:frame draw:style-name="gr3" draw:text-style-name="P4" draw:layer="layout" svg:width="0.697cm" svg:height="0.645cm" svg:x="17.341cm" svg:y="11.668cm">
          <draw:text-box>
            <text:p><text:span text:style-name="T2">7</text:span></text:p>
          </draw:text-box>
        </draw:frame>
        <draw:frame draw:style-name="gr3" draw:text-style-name="P4" draw:layer="layout" svg:width="0.697cm" svg:height="0.645cm" svg:x="7.542cm" svg:y="11.668cm">
          <draw:text-box>
            <text:p><text:span text:style-name="T2">4</text:span></text:p>
          </draw:text-box>
        </draw:frame>
        <draw:frame draw:style-name="gr3" draw:text-style-name="P4" draw:layer="layout" svg:width="0.697cm" svg:height="0.645cm" svg:x="7.166cm" svg:y="11.668cm">
          <draw:text-box>
            <text:p><text:span text:style-name="T2">3</text:span></text:p>
          </draw:text-box>
        </draw:frame>
        <draw:frame draw:style-name="gr3" draw:text-style-name="P4" draw:layer="layout" svg:width="0.697cm" svg:height="0.645cm" svg:x="6.49cm" svg:y="11.668cm">
          <draw:text-box>
            <text:p><text:span text:style-name="T2">1</text:span></text:p>
          </draw:text-box>
        </draw:frame>
        <draw:frame draw:style-name="gr3" draw:text-style-name="P4" draw:layer="layout" svg:width="0.697cm" svg:height="0.645cm" svg:x="6.844cm" svg:y="11.668cm">
          <draw:text-box>
            <text:p><text:span text:style-name="T2">2</text:span></text:p>
          </draw:text-box>
        </draw:frame>
        <draw:frame draw:style-name="gr3" draw:text-style-name="P4" draw:layer="layout" svg:width="0.697cm" svg:height="0.645cm" svg:x="10.02cm" svg:y="11.668cm">
          <draw:text-box>
            <text:p><text:span text:style-name="T2">5</text:span></text:p>
          </draw:text-box>
        </draw:frame>
        <draw:frame draw:style-name="gr3" draw:text-style-name="P4" draw:layer="layout" svg:width="0.697cm" svg:height="0.645cm" svg:x="12.821cm" svg:y="11.668cm">
          <draw:text-box>
            <text:p><text:span text:style-name="T2">6</text:span></text:p>
          </draw:text-box>
        </draw:frame>
        <draw:frame draw:style-name="gr4" draw:text-style-name="P3" draw:layer="layout" svg:width="1.96cm" svg:height="1.401cm" svg:x="6.759cm" svg:y="14cm">
          <draw:image xlink:href="Pictures/10000201000002BC000001F430183FE42F428A53.png" xlink:type="simple" xlink:show="embed" xlink:actuate="onLoad">
            <text:p/>
          </draw:image>
        </draw:frame>
        <draw:frame draw:style-name="gr4" draw:text-style-name="P3" draw:layer="layout" svg:width="1.96cm" svg:height="1.401cm" svg:x="8.859cm" svg:y="14cm">
          <draw:image xlink:href="Pictures/10000201000002BC000001F4F92C1EF853F17FA2.png" xlink:type="simple" xlink:show="embed" xlink:actuate="onLoad">
            <text:p/>
          </draw:image>
        </draw:frame>
        <draw:frame draw:style-name="gr4" draw:text-style-name="P3" draw:layer="layout" svg:width="1.96cm" svg:height="1.401cm" svg:x="10.959cm" svg:y="14.001cm">
          <draw:image xlink:href="Pictures/10000201000002BC000001F43931BC0E5E270E1A.png" xlink:type="simple" xlink:show="embed" xlink:actuate="onLoad">
            <text:p/>
          </draw:image>
        </draw:frame>
        <draw:frame draw:style-name="gr4" draw:text-style-name="P3" draw:layer="layout" svg:width="1.96cm" svg:height="1.401cm" svg:x="15.159cm" svg:y="14.003cm">
          <draw:image xlink:href="Pictures/10000201000002BC000001F46FF4BE1CC6E94691.png" xlink:type="simple" xlink:show="embed" xlink:actuate="onLoad">
            <text:p/>
          </draw:image>
        </draw:frame>
        <draw:frame draw:style-name="gr4" draw:text-style-name="P3" draw:layer="layout" svg:width="1.96cm" svg:height="1.401cm" svg:x="17.259cm" svg:y="14.004cm">
          <draw:image xlink:href="Pictures/10000201000002BC000001F4F92C1EF853F17FA2.png" xlink:type="simple" xlink:show="embed" xlink:actuate="onLoad">
            <text:p/>
          </draw:image>
        </draw:frame>
        <draw:frame draw:style-name="gr4" draw:text-style-name="P3" draw:layer="layout" svg:width="1.96cm" svg:height="1.401cm" svg:x="4.66cm" svg:y="15.623cm">
          <draw:image xlink:href="Pictures/10000201000002BC000001F46C0C19476F3A52C7.png" xlink:type="simple" xlink:show="embed" xlink:actuate="onLoad">
            <text:p/>
          </draw:image>
        </draw:frame>
        <draw:frame draw:style-name="gr4" draw:text-style-name="P3" draw:layer="layout" svg:width="1.963cm" svg:height="1.404cm" svg:x="6.759cm" svg:y="15.623cm">
          <draw:image xlink:href="Pictures/10000201000002BC000001F4F5719F77C576F79F.png" xlink:type="simple" xlink:show="embed" xlink:actuate="onLoad">
            <text:p/>
          </draw:image>
        </draw:frame>
        <draw:frame draw:style-name="gr4" draw:text-style-name="P3" draw:layer="layout" svg:width="1.963cm" svg:height="1.404cm" svg:x="8.859cm" svg:y="15.623cm">
          <draw:image xlink:href="Pictures/10000201000002BC000001F411E7A2335CD0CEBF.png" xlink:type="simple" xlink:show="embed" xlink:actuate="onLoad">
            <text:p/>
          </draw:image>
        </draw:frame>
        <draw:frame draw:style-name="gr4" draw:text-style-name="P3" draw:layer="layout" svg:width="1.96cm" svg:height="1.401cm" svg:x="6.761cm" svg:y="17.271cm">
          <draw:image xlink:href="Pictures/10000201000002BC000001F4FFE2FAC34C6AE5E3.png" xlink:type="simple" xlink:show="embed" xlink:actuate="onLoad">
            <text:p/>
          </draw:image>
        </draw:frame>
        <draw:frame draw:style-name="gr4" draw:text-style-name="P3" draw:layer="layout" svg:width="1.96cm" svg:height="1.401cm" svg:x="6.762cm" svg:y="18.895cm">
          <draw:image xlink:href="Pictures/10000201000002BC000001F489FEC91512928A71.png" xlink:type="simple" xlink:show="embed" xlink:actuate="onLoad">
            <text:p/>
          </draw:image>
        </draw:frame>
        <draw:frame draw:style-name="gr4" draw:text-style-name="P3" draw:layer="layout" svg:width="1.96cm" svg:height="1.401cm" svg:x="8.862cm" svg:y="18.895cm">
          <draw:image xlink:href="Pictures/10000201000002BC000001F4A2FC33D5B1F96319.png" xlink:type="simple" xlink:show="embed" xlink:actuate="onLoad">
            <text:p/>
          </draw:image>
        </draw:frame>
        <draw:frame draw:style-name="gr4" draw:text-style-name="P3" draw:layer="layout" svg:width="1.96cm" svg:height="1.401cm" svg:x="6.763cm" svg:y="20.542cm">
          <draw:image xlink:href="Pictures/10000201000002BC000001F4794B7ECBAF1383FD.png" xlink:type="simple" xlink:show="embed" xlink:actuate="onLoad">
            <text:p/>
          </draw:image>
        </draw:frame>
        <draw:frame draw:style-name="gr4" draw:text-style-name="P3" draw:layer="layout" svg:width="1.96cm" svg:height="1.401cm" svg:x="8.863cm" svg:y="20.542cm">
          <draw:image xlink:href="Pictures/10000201000002BC000001F4E2B3816185AF36A1.png" xlink:type="simple" xlink:show="embed" xlink:actuate="onLoad">
            <text:p/>
          </draw:image>
        </draw:frame>
        <draw:frame draw:style-name="gr4" draw:text-style-name="P3" draw:layer="layout" svg:width="1.96cm" svg:height="1.401cm" svg:x="10.963cm" svg:y="20.543cm">
          <draw:image xlink:href="Pictures/10000201000002BC000001F4C03B99CA74A7C771.png" xlink:type="simple" xlink:show="embed" xlink:actuate="onLoad">
            <text:p/>
          </draw:image>
        </draw:frame>
        <draw:frame draw:style-name="gr4" draw:text-style-name="P3" draw:layer="layout" svg:width="1.96cm" svg:height="1.401cm" svg:x="13.063cm" svg:y="20.544cm">
          <draw:image xlink:href="Pictures/10000201000002BC000001F4026420A5ECF90939.png" xlink:type="simple" xlink:show="embed" xlink:actuate="onLoad">
            <text:p/>
          </draw:image>
        </draw:frame>
        <draw:frame draw:style-name="gr4" draw:text-style-name="P3" draw:layer="layout" svg:width="1.96cm" svg:height="1.401cm" svg:x="15.163cm" svg:y="20.545cm">
          <draw:image xlink:href="Pictures/10000201000002BC000001F4B6ECD8A8376A91B7.png" xlink:type="simple" xlink:show="embed" xlink:actuate="onLoad">
            <text:p/>
          </draw:image>
        </draw:frame>
        <draw:frame draw:style-name="gr4" draw:text-style-name="P3" draw:layer="layout" svg:width="1.96cm" svg:height="1.401cm" svg:x="17.263cm" svg:y="20.546cm">
          <draw:image xlink:href="Pictures/10000201000002BC000001F4669DC049D0F13488.png" xlink:type="simple" xlink:show="embed" xlink:actuate="onLoad">
            <text:p/>
          </draw:image>
        </draw:frame>
        <draw:frame draw:style-name="gr4" draw:text-style-name="P3" draw:layer="layout" svg:width="1.963cm" svg:height="1.404cm" svg:x="6.763cm" svg:y="22.165cm">
          <draw:image xlink:href="Pictures/10000201000002BC000001F4DE4FA58D39C0E58B.png" xlink:type="simple" xlink:show="embed" xlink:actuate="onLoad">
            <text:p/>
          </draw:image>
        </draw:frame>
        <draw:frame draw:style-name="gr4" draw:text-style-name="P3" draw:layer="layout" svg:width="1.963cm" svg:height="1.404cm" svg:x="8.863cm" svg:y="22.165cm">
          <draw:image xlink:href="Pictures/10000201000002BC000001F41FB55F5CB85AB63A.png" xlink:type="simple" xlink:show="embed" xlink:actuate="onLoad">
            <text:p/>
          </draw:image>
        </draw:frame>
        <draw:frame draw:style-name="gr4" draw:text-style-name="P3" draw:layer="layout" svg:width="1.963cm" svg:height="1.404cm" svg:x="10.963cm" svg:y="22.166cm">
          <draw:image xlink:href="Pictures/10000201000002BC000001F4EDC91429EE43B110.png" xlink:type="simple" xlink:show="embed" xlink:actuate="onLoad">
            <text:p/>
          </draw:image>
        </draw:frame>
        <draw:frame draw:style-name="gr4" draw:text-style-name="P3" draw:layer="layout" svg:width="1.963cm" svg:height="1.404cm" svg:x="13.063cm" svg:y="22.167cm">
          <draw:image xlink:href="Pictures/10000201000002BC000001F4DF2642115F5FAAC9.png" xlink:type="simple" xlink:show="embed" xlink:actuate="onLoad">
            <text:p/>
          </draw:image>
        </draw:frame>
        <draw:frame draw:style-name="gr4" draw:text-style-name="P3" draw:layer="layout" svg:width="1.963cm" svg:height="1.404cm" svg:x="15.163cm" svg:y="22.168cm">
          <draw:image xlink:href="Pictures/10000201000002BC000001F4B4454EE51623EF9D.png" xlink:type="simple" xlink:show="embed" xlink:actuate="onLoad">
            <text:p/>
          </draw:image>
        </draw:frame>
        <draw:frame draw:style-name="gr4" draw:text-style-name="P3" draw:layer="layout" svg:width="1.965cm" svg:height="1.406cm" svg:x="17.263cm" svg:y="22.169cm">
          <draw:image xlink:href="Pictures/10000201000002BC000001F4B5855E41DB390FB7.png" xlink:type="simple" xlink:show="embed" xlink:actuate="onLoad">
            <text:p/>
          </draw:image>
        </draw:frame>
        <draw:frame draw:style-name="gr4" draw:text-style-name="P3" draw:layer="layout" svg:width="1.96cm" svg:height="1.401cm" svg:x="4.659cm" svg:y="13.999cm">
          <draw:image xlink:href="Pictures/10000201000002BC000001F43AF57DAC728F94E2.png" xlink:type="simple" xlink:show="embed" xlink:actuate="onLoad">
            <text:p/>
          </draw:image>
        </draw:frame>
        <draw:frame draw:style-name="gr4" draw:text-style-name="P3" draw:layer="layout" svg:width="1.961cm" svg:height="1.402cm" svg:x="13.059cm" svg:y="14.002cm">
          <draw:image xlink:href="Pictures/10000201000002BC000001F4F92C1EF853F17FA2.png" xlink:type="simple" xlink:show="embed" xlink:actuate="onLoad">
            <text:p/>
          </draw:image>
        </draw:frame>
        <draw:frame draw:style-name="gr4" draw:text-style-name="P3" draw:layer="layout" svg:width="1.96cm" svg:height="1.401cm" svg:x="4.661cm" svg:y="17.27cm">
          <draw:image xlink:href="Pictures/10000201000002BC000001F4FFE2FAC34C6AE5E3.png" xlink:type="simple" xlink:show="embed" xlink:actuate="onLoad">
            <text:p/>
          </draw:image>
        </draw:frame>
        <draw:frame draw:style-name="gr4" draw:text-style-name="P3" draw:layer="layout" svg:width="1.961cm" svg:height="1.402cm" svg:x="8.861cm" svg:y="17.271cm">
          <draw:image xlink:href="Pictures/10000201000002BC000001F41D3D7F4AE762C07C.png" xlink:type="simple" xlink:show="embed" xlink:actuate="onLoad">
            <text:p/>
          </draw:image>
        </draw:frame>
        <draw:frame draw:style-name="gr4" draw:text-style-name="P3" draw:layer="layout" svg:width="1.96cm" svg:height="1.401cm" svg:x="4.662cm" svg:y="18.894cm">
          <draw:image xlink:href="Pictures/10000201000002BC000001F47515214853106397.png" xlink:type="simple" xlink:show="embed" xlink:actuate="onLoad">
            <text:p/>
          </draw:image>
        </draw:frame>
        <draw:frame draw:style-name="gr4" draw:text-style-name="P3" draw:layer="layout" svg:width="1.961cm" svg:height="1.402cm" svg:x="10.962cm" svg:y="18.896cm">
          <draw:image xlink:href="Pictures/10000201000002BC000001F453DDB1C7212745CB.png" xlink:type="simple" xlink:show="embed" xlink:actuate="onLoad">
            <text:p/>
          </draw:image>
        </draw:frame>
        <draw:frame draw:style-name="gr4" draw:text-style-name="P3" draw:layer="layout" svg:width="1.96cm" svg:height="1.401cm" svg:x="4.663cm" svg:y="20.541cm">
          <draw:image xlink:href="Pictures/10000201000002BC000001F42D7D4C71F63B4EEF.png" xlink:type="simple" xlink:show="embed" xlink:actuate="onLoad">
            <text:p/>
          </draw:image>
        </draw:frame>
        <draw:frame draw:style-name="gr4" draw:text-style-name="P3" draw:layer="layout" svg:width="1.964cm" svg:height="1.405cm" svg:x="4.663cm" svg:y="22.164cm">
          <draw:image xlink:href="Pictures/10000201000002BC000001F480AD4203975E522A.png" xlink:type="simple" xlink:show="embed" xlink:actuate="onLoad">
            <text:p/>
          </draw:image>
        </draw:frame>
        <draw:frame draw:style-name="gr4" draw:text-style-name="P3" draw:layer="layout" svg:width="1.959cm" svg:height="1.4cm" svg:x="4.665cm" svg:y="23.797cm">
          <draw:image xlink:href="Pictures/10000201000002BC000001F4668EA85DF58A282E.png" xlink:type="simple" xlink:show="embed" xlink:actuate="onLoad">
            <text:p/>
          </draw:image>
        </draw:frame>
        <draw:frame draw:style-name="gr4" draw:text-style-name="P3" draw:layer="layout" svg:width="1.96cm" svg:height="1.401cm" svg:x="6.765cm" svg:y="23.798cm">
          <draw:image xlink:href="Pictures/10000201000002BC000001F48D23D3519E54D884.png" xlink:type="simple" xlink:show="embed" xlink:actuate="onLoad">
            <text:p/>
          </draw:image>
        </draw:frame>
        <draw:frame draw:style-name="gr4" draw:text-style-name="P3" draw:layer="layout" svg:width="1.96cm" svg:height="1.401cm" svg:x="8.865cm" svg:y="23.798cm">
          <draw:image xlink:href="Pictures/10000201000002BC000001F4C09B59C143771D86.png" xlink:type="simple" xlink:show="embed" xlink:actuate="onLoad">
            <text:p/>
          </draw:image>
        </draw:frame>
        <draw:frame draw:style-name="gr4" draw:text-style-name="P3" draw:layer="layout" svg:width="1.96cm" svg:height="1.401cm" svg:x="10.965cm" svg:y="23.799cm">
          <draw:image xlink:href="Pictures/10000201000002BC000001F494DA4FF2C831472C.png" xlink:type="simple" xlink:show="embed" xlink:actuate="onLoad">
            <text:p/>
          </draw:image>
        </draw:frame>
        <draw:frame draw:style-name="gr4" draw:text-style-name="P3" draw:layer="layout" svg:width="1.96cm" svg:height="1.401cm" svg:x="13.065cm" svg:y="23.8cm">
          <draw:image xlink:href="Pictures/10000201000002BC000001F4D1ED9052C0133EEF.png" xlink:type="simple" xlink:show="embed" xlink:actuate="onLoad">
            <text:p/>
          </draw:image>
        </draw:frame>
        <draw:frame draw:style-name="gr4" draw:text-style-name="P3" draw:layer="layout" svg:width="1.96cm" svg:height="1.401cm" svg:x="15.165cm" svg:y="23.801cm">
          <draw:image xlink:href="Pictures/10000201000002BC000001F41B216A8A06B0F64A.png" xlink:type="simple" xlink:show="embed" xlink:actuate="onLoad">
            <text:p/>
          </draw:image>
        </draw:frame>
        <draw:frame draw:style-name="gr4" draw:text-style-name="P3" draw:layer="layout" svg:width="1.96cm" svg:height="1.401cm" svg:x="17.265cm" svg:y="23.802cm">
          <draw:image xlink:href="Pictures/10000201000002BC000001F4059CB5EF872FD5D0.png" xlink:type="simple" xlink:show="embed" xlink:actuate="onLoad">
            <text:p/>
          </draw:image>
        </draw:frame>
        <draw:frame draw:style-name="gr4" draw:text-style-name="P3" draw:layer="layout" svg:width="1.959cm" svg:height="1.4cm" svg:x="4.666cm" svg:y="25.421cm">
          <draw:image xlink:href="Pictures/10000201000002BC000001F4AC04E47B92E293E4.png" xlink:type="simple" xlink:show="embed" xlink:actuate="onLoad">
            <text:p/>
          </draw:image>
        </draw:frame>
        <draw:frame draw:style-name="gr4" draw:text-style-name="P3" draw:layer="layout" svg:width="1.96cm" svg:height="1.401cm" svg:x="6.766cm" svg:y="25.422cm">
          <draw:image xlink:href="Pictures/10000201000002BC000001F4774C15DE5E081AEC.png" xlink:type="simple" xlink:show="embed" xlink:actuate="onLoad">
            <text:p/>
          </draw:image>
        </draw:frame>
        <draw:frame draw:style-name="gr4" draw:text-style-name="P3" draw:layer="layout" svg:width="1.96cm" svg:height="1.401cm" svg:x="8.866cm" svg:y="25.422cm">
          <draw:image xlink:href="Pictures/10000201000002BC000001F45C0FF2B0CCD85668.png" xlink:type="simple" xlink:show="embed" xlink:actuate="onLoad">
            <text:p/>
          </draw:image>
        </draw:frame>
        <draw:frame draw:style-name="gr4" draw:text-style-name="P3" draw:layer="layout" svg:width="1.96cm" svg:height="1.401cm" svg:x="10.966cm" svg:y="25.423cm">
          <draw:image xlink:href="Pictures/10000201000002BC000001F4F3AFA4D7D7F0AE1D.png" xlink:type="simple" xlink:show="embed" xlink:actuate="onLoad">
            <text:p/>
          </draw:image>
        </draw:frame>
        <draw:frame draw:style-name="gr4" draw:text-style-name="P3" draw:layer="layout" svg:width="1.96cm" svg:height="1.401cm" svg:x="13.066cm" svg:y="25.424cm">
          <draw:image xlink:href="Pictures/10000201000002BC000001F4B781909ED7C409BB.png" xlink:type="simple" xlink:show="embed" xlink:actuate="onLoad">
            <text:p/>
          </draw:image>
        </draw:frame>
        <draw:frame draw:style-name="gr4" draw:text-style-name="P3" draw:layer="layout" svg:width="1.96cm" svg:height="1.401cm" svg:x="15.166cm" svg:y="25.425cm">
          <draw:image xlink:href="Pictures/10000201000002BC000001F4B36DD40B0A1AE8D7.png" xlink:type="simple" xlink:show="embed" xlink:actuate="onLoad">
            <text:p/>
          </draw:image>
        </draw:frame>
        <draw:frame draw:style-name="gr4" draw:text-style-name="P3" draw:layer="layout" svg:width="1.961cm" svg:height="1.402cm" svg:x="17.266cm" svg:y="25.426cm">
          <draw:image xlink:href="Pictures/10000201000002BC000001F4A6B8EB1112167FD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7T11:37:49.802959599</meta:creation-date>
    <dc:date>2020-08-12T10:35:57.928845860</dc:date>
    <meta:editing-duration>PT6H24M36S</meta:editing-duration>
    <meta:editing-cycles>2</meta:editing-cycles>
    <meta:generator>LibreOffice/6.0.7.3$Linux_X86_64 LibreOffice_project/00m0$Build-3</meta:generator>
    <meta:document-statistic meta:object-count="56"/>
  </office:meta>
</office:document-meta>
</file>